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</style:style>
    <style:style style:name="T354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147178244A</text:p>
        </text:list-item>
        <text:list-item>
          <text:p text:style-name="P307">BR240201380545I</text:p>
        </text:list-item>
        <text:list-item>
          <text:p text:style-name="P308">BR247956327500V</text:p>
        </text:list-item>
        <text:list-item>
          <text:p text:style-name="P309">BR249157227054Q</text:p>
        </text:list-item>
        <text:list-item>
          <text:p text:style-name="P310">BR240691552203D</text:p>
        </text:list-item>
        <text:list-item>
          <text:p text:style-name="P311">BR242095479832O</text:p>
        </text:list-item>
        <text:list-item>
          <text:p text:style-name="P312">BR249066648920K</text:p>
        </text:list-item>
        <text:list-item>
          <text:p text:style-name="P313">BR241619028720S</text:p>
        </text:list-item>
        <text:list-item>
          <text:p text:style-name="P314">BR243348432656E</text:p>
        </text:list-item>
        <text:list-item>
          <text:p text:style-name="P315">BR247944486136P</text:p>
        </text:list-item>
        <text:list-item>
          <text:p text:style-name="P316">BR2475432556307</text:p>
        </text:list-item>
        <text:list-item>
          <text:p text:style-name="P317">BR240382220545C</text:p>
        </text:list-item>
        <text:list-item>
          <text:p text:style-name="P318">BR243026864608F</text:p>
        </text:list-item>
        <text:list-item>
          <text:p text:style-name="P319">BR244710716454E</text:p>
        </text:list-item>
        <text:list-item>
          <text:p text:style-name="P320">BR2469633583674</text:p>
        </text:list-item>
        <text:list-item>
          <text:p text:style-name="P321">BR247890834840H</text:p>
        </text:list-item>
        <text:list-item>
          <text:p text:style-name="P322">BR248269208090U</text:p>
        </text:list-item>
        <text:list-item>
          <text:p text:style-name="P323">BR248804395116Q</text:p>
        </text:list-item>
        <text:list-item>
          <text:p text:style-name="P324">BR245698259682V</text:p>
        </text:list-item>
        <text:list-item>
          <text:p text:style-name="P325">BR2400157921795</text:p>
        </text:list-item>
        <text:list-item>
          <text:p text:style-name="P326">BR249774129122L</text:p>
        </text:list-item>
        <text:list-item>
          <text:p text:style-name="P327">BR246540994386C</text:p>
        </text:list-item>
        <text:list-item>
          <text:p text:style-name="P328">BR2442057163005</text:p>
        </text:list-item>
        <text:list-item>
          <text:p text:style-name="P329">BR249457014796I</text:p>
        </text:list-item>
        <text:list-item>
          <text:p text:style-name="P330">BR244808575510Y</text:p>
        </text:list-item>
        <text:list-item>
          <text:p text:style-name="P331">BR2435650140813</text:p>
        </text:list-item>
        <text:list-item>
          <text:p text:style-name="P332">BR240991173100C</text:p>
        </text:list-item>
        <text:list-item>
          <text:p text:style-name="P333">BR246889037045L</text:p>
        </text:list-item>
        <text:list-item>
          <text:p text:style-name="P334">BR248485776210O</text:p>
        </text:list-item>
        <text:list-item>
          <text:p text:style-name="P335">BR248563372348T</text:p>
        </text:list-item>
        <text:list-item>
          <text:p text:style-name="P336">BR242774845305T</text:p>
        </text:list-item>
        <text:list-item>
          <text:p text:style-name="P337">BR242144264953A</text:p>
        </text:list-item>
        <text:list-item>
          <text:p text:style-name="P338">BR246164550315Y</text:p>
        </text:list-item>
        <text:list-item>
          <text:p text:style-name="P339">BR244540754078Y</text:p>
        </text:list-item>
        <text:list-item>
          <text:p text:style-name="P340">BR240698732321R</text:p>
        </text:list-item>
        <text:list-item>
          <text:p text:style-name="P341">BR2402550241147</text:p>
        </text:list-item>
        <text:list-item>
          <text:p text:style-name="P342">BR2452294856770</text:p>
        </text:list-item>
        <text:list-item>
          <text:p text:style-name="P343">BR240329588067Z</text:p>
        </text:list-item>
        <text:list-item>
          <text:p text:style-name="P344">BR243998004747P</text:p>
        </text:list-item>
        <text:list-item>
          <text:p text:style-name="P345">BR246464221582Q</text:p>
        </text:list-item>
        <text:list-item>
          <text:p text:style-name="P346">BR2461917304914</text:p>
        </text:list-item>
        <text:list-item>
          <text:p text:style-name="P347">BR247219251689S</text:p>
        </text:list-item>
        <text:list-item>
          <text:p text:style-name="P348">BR249272081066Q</text:p>
        </text:list-item>
        <text:list-item>
          <text:p text:style-name="P349">BR240703941003O</text:p>
        </text:list-item>
        <text:list-item>
          <text:p text:style-name="P350">BR247159426085X</text:p>
        </text:list-item>
        <text:list-item>
          <text:p text:style-name="P351">BR247843850066D</text:p>
        </text:list-item>
        <text:list-item>
          <text:p text:style-name="P352">BR244828291724E</text:p>
        </text:list-item>
        <text:list-item>
          <text:p text:style-name="P353"><text:span text:style-name="T354">BR2433967253297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48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0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1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1T20:58:00Z</meta:creation-date>
    <dc:date>2024-07-11T20:5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20" meta:character-count="767" meta:row-count="5" meta:non-whitespace-character-count="648"/>
  </office:meta>
</office:document-meta>
</file>